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1" style:parent-style-name="Standard" style:family="paragraph" style:list-style-name="L">
      <style:paragraph-properties fo:background-color="transparent" fo:line-height="200%" fo:text-align="left" fo:text-indent="28.981440000000003pt" style:auto-text-indent="false" style:font-independent-line-spacing="false"/>
      <style:text-properties fo:background-color="transparent" fo:color="#000000" fo:font-family="Sans Serif"/>
    </style:style>
    <style:style style:name="P2" style:parent-style-name="Standard" style:family="paragraph" style:list-style-name="L">
      <style:paragraph-properties fo:background-color="transparent" fo:line-height="200%" fo:text-align="center" fo:text-indent="28.981440000000003pt" style:auto-text-indent="false" style:font-independent-line-spacing="false"/>
      <style:text-properties fo:background-color="transparent" fo:color="#000000" fo:font-family="Sans Serif" fo:font-weight="normal"/>
    </style:style>
    <style:style style:name="P3" style:parent-style-name="Standard" style:family="paragraph" style:list-style-name="L">
      <style:paragraph-properties fo:background-color="transparent" fo:line-height="200%" fo:text-align="left" fo:text-indent="28.981440000000003pt" style:auto-text-indent="false" style:font-independent-line-spacing="false"/>
      <style:text-properties fo:background-color="transparent" fo:color="#000000" fo:font-family="Sans Serif" fo:font-weight="normal"/>
    </style:style>
    <text:list-style style:name="L7">
      <text:list-level-style-bullet text:bullet-char="" text:level="1">
        <style:list-level-properties text:list-level-position-and-space-mode="label-alignment">
          <style:list-level-label-alignment text:label-followed-by="listtab" text:list-tab-stop-position="36.00000000000pt" fo:text-indent="-18.00000000000pt" fo:margin-left="36.00000000000pt"/>
        </style:list-level-properties>
      </text:list-level-style-bullet>
    </text:list-style>
  </office:automatic-styles>
  <office:body>
    <office:text>
      <text:tracked-changes text:track-changes="false"/>
      <text:list text:style-name="L7" xml:id="list-bc965f4b-6aed-4f8d-a141-61c3e575a925">
        <text:list-item>
          <text:number>.</text:number>
          <text:p text:style-name="P1"/>
        </text:list-item>
        <text:list-item>
          <text:number>.</text:number>
          <text:p text:style-name="P2">Faith - Hope - and Love- <text:s/>I Corinthians 13:13</text:p>
        </text:list-item>
        <text:list-item>
          <text:number>.</text:number>
          <text:p text:style-name="P3"/>
        </text:list-item>
        <text:list-item>
          <text:number>.</text:number>
          <text:p text:style-name="P3">13. Three things will last forever—faith, hope, and love—and the greatest of these is love.</text:p>
        </text:list-item>
        <text:list-item>
          <text:number>.</text:number>
          <text:p text:style-name="P3">Today we look at the three greatest gifts given to mankind, Faith, Hope and Love. We as a society have been given these three things freely and in abundance. Although it may not seem like all three of these are at work in our society today, I assure you they are. We are told here in 1 Corinthians that these three will abide or remain forever. Forever means never ending and not just never ending but never diminishing in their power and prowess as time goes on.<text:s/></text:p>
        </text:list-item>
        <text:list-item>
          <text:number>.</text:number>
          <text:p text:style-name="P3">Our Father in Heaven gave us these three gifts not to just hoard unto ourselves but to share and spread. We will look at these three individually and what it means for us here this morning and our churches altogether. The first we see is faith. Hebrews 11:6 tells us "Without Faith it is impossible to please God". Faith is the "substance of things hoped for, and evidence of things not seen" (Heb 11:1). Faith is the reason all of us are here gathered today. I realize that we are here for business and food, and sermons, but without Faith none of us would be here. It is that faith that was given to us freely, even though it cost Christ everything, that we are able to join together in harmony this morning. Faith in the One True God, and His only begotten son Jesus Christ is what makes us Christian. Ephesians 2:8-9 "For by grace you have been saved through faith. And this is not your own doing; it is the gift of God, not a result of works, so that no one may boast."</text:p>
        </text:list-item>
        <text:list-item>
          <text:number>.</text:number>
          <text:p text:style-name="P3">The second gift we are freely given is hope. All of us in this room knows what it means to hope. In fact, every person in the world knows what the word hope is and what it means. Most people this morning will be hoping for new homes, new cars, new jobs, new bank accounts, new partners...etc. The list is exhausting. This is not the hope I am speaking of. That is not the hope that Christ gave us when He died on the cross over 2000 years ago. The hope I am speaking of is an everlasting hope. Cars will break down and get sold, Houses will crumble to dust, bank accounts will dry up, people in our lives will pass on, but it is the hope of Christ that remains forever. Hope in the English language could be interchanged with wish. Wishing is not what we mean when we say hope. Hope is assurance for those of us who are Christians. Hope is guaranteed. Hope for the Christian is expectation. When we as Christians hope we are expecting God to do something. It may not be the way we would want it but that Hope and that expectation will happen. We hope to see the promises of God fulfilled, but if we do not see them we know they will happen. We hope to see all things made right soom, but it is God's timing not ours. Hope is the second gift we are given. Now we look at the greatest of all gifts.</text:p>
        </text:list-item>
        <text:list-item>
          <text:number>.</text:number>
          <text:p text:style-name="P3">John 15:13 "There is no greater love than to lay down one’s life for one’s friends." Love is the greatest reason we are here gathered together today. Without love there is not faith, because Christ would not have died for us if he did not ultimately love us, we would not have hope, because you do not promise things to people you do not love, but because we are loved we have faith, and hope. It is that love that we all share that is the main reason we witness. It is that love that flows from Christ through us that makes our heart hurt seeing the world we live in. It is that love that is flowing through us that gives us the courage to witness to everyone around us. It is that love that saved us in the first place. It is the greatest gift we were ever given. It started in the garden of Eden when God loved Adam and Eve so much that He did not instantly put them to death, but gave them a way to be redeemed. It is that love that Christ has for us that He willingly gave up His life on the cross to bear our sin and shame.<text:s/></text:p>
        </text:list-item>
        <text:list-item>
          <text:number>.</text:number>
          <text:p text:style-name="P3">I will leave you with a scripture, that was a command from our Lord and Savior Jesus of Nazareth, The Christ, the Messiah it comes from John 15:12 "12. This is my commandment: Love each other in the same way I have loved you."</text:p>
        </text:list-item>
        <text:list-item>
          <text:number>.</text:number>
          <text:p text:style-name="P3">Thank You and God Bless</text:p>
        </text:list-item>
        <text:list-item>
          <text:number>.</text:number>
          <text:p text:style-name="P3"/>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Endnote" style:display-name="Endnote" style:family="paragraph" style:next-style-name=""/>
    <style:style style:name="Bibliography_20techreport" style:display-name="Bibliography techreport" style:family="paragraph"/>
    <style:style style:name="Contents_202" style:display-name="Contents 2" style:family="paragraph">
      <style:paragraph-properties fo:margin-left="8.000000000000000pt"/>
    </style:style>
    <style:style style:name="Contents_208" style:display-name="Contents 8" style:family="paragraph">
      <style:paragraph-properties fo:margin-left="56.000000000000000pt"/>
    </style:style>
    <style:style style:name="Bibliography_20misc" style:display-name="Bibliography misc" style:family="paragraph"/>
    <style:style style:name="Bibliography_20book" style:display-name="Bibliography book" style:family="paragraph"/>
    <style:style style:name="Contents_205" style:display-name="Contents 5" style:family="paragraph">
      <style:paragraph-properties fo:margin-left="32.000000000000000pt"/>
    </style:style>
    <style:style style:name="Contents_207" style:display-name="Contents 7" style:family="paragraph">
      <style:paragraph-properties fo:margin-left="48.000000000000000pt"/>
    </style:style>
    <style:style style:name="Bibliography_20conference" style:display-name="Bibliography conference" style:family="paragraph"/>
    <style:style style:name="Bibliography_20article" style:display-name="Bibliography article" style:family="paragraph"/>
    <style:style style:name="Bibliography_20manual" style:display-name="Bibliography manual" style:family="paragraph"/>
    <style:style style:name="Bullet_20List" style:display-name="Bullet List" style:family="paragraph" style:list-style-name="L6">
      <style:text-properties fo:font-size="12.000000000000000pt"/>
    </style:style>
    <style:style style:name="Bibliography_20unpublished" style:display-name="Bibliography unpublished" style:family="paragraph"/>
    <style:style style:name="Bibliography_20www" style:display-name="Bibliography www" style:family="paragraph"/>
    <style:style style:name="Contents_2010" style:display-name="Contents 10" style:family="paragraph">
      <style:paragraph-properties fo:margin-left="72.000000000000000pt"/>
    </style:style>
    <style:style style:name="Bibliography_20email" style:display-name="Bibliography email" style:family="paragraph"/>
    <style:style style:name="Bibliography_20inbook" style:display-name="Bibliography inbook" style:family="paragraph"/>
    <style:style style:name="Bibliography_20proceedings" style:display-name="Bibliography proceedings" style:family="paragraph"/>
    <style:style style:name="Bibliography_20phdthesis" style:display-name="Bibliography phdthesis" style:family="paragraph"/>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Bibliography_20journal" style:display-name="Bibliography journal" style:family="paragraph"/>
    <style:style style:name="Head_203" style:default-outline-level="3" style:display-name="Head 3" style:family="paragraph" style:next-style-name="Standard">
      <style:text-properties fo:font-size="12.000000000000000pt" fo:font-weight="bold"/>
    </style:style>
    <style:style style:name="Contents_206" style:display-name="Contents 6" style:family="paragraph">
      <style:paragraph-properties fo:margin-left="40.000000000000000pt"/>
    </style:style>
    <style:style style:name="Standard" style:display-name="Standard" style:family="paragraph">
      <style:text-properties fo:font-size="12.000000000000000pt"/>
    </style:style>
    <style:style style:name="Contents_201" style:display-name="Contents 1" style:family="paragraph">
      <style:paragraph-properties fo:margin-left="0.000000000000000pt"/>
    </style:style>
    <style:style style:name="Bibliography_20custom5" style:display-name="Bibliography custom5" style:family="paragraph"/>
    <style:style style:name="Enumerated_20List" style:display-name="Enumerated List" style:family="paragraph" style:list-style-name="L4">
      <style:text-properties fo:font-size="12.000000000000000pt"/>
    </style:style>
    <style:style style:name="Bibliography_20booklet" style:display-name="Bibliography booklet" style:family="paragraph"/>
    <style:style style:name="Bibliography_20inproceedings" style:display-name="Bibliography inproceedings" style:family="paragraph"/>
    <style:style style:name="Contents_203" style:display-name="Contents 3" style:family="paragraph">
      <style:paragraph-properties fo:margin-left="16.000000000000000pt"/>
    </style:style>
    <style:style style:name="Bibliography_20custom1" style:display-name="Bibliography custom1" style:family="paragraph"/>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Bibliography_20custom2" style:display-name="Bibliography custom2" style:family="paragraph"/>
    <style:style style:name="Head_201" style:default-outline-level="1" style:display-name="Head 1" style:family="paragraph" style:next-style-name="Standard">
      <style:text-properties fo:font-size="20.000000000000000pt" fo:font-weight="bold"/>
    </style:style>
    <style:style style:name="Footnote" style:display-name="Footnote" style:family="paragraph" style:next-style-name=""/>
    <style:style style:name="Bibliography_20custom4" style:display-name="Bibliography custom4" style:family="paragraph"/>
    <style:style style:name="Alphabetical_20List" style:display-name="Alphabetical List" style:family="paragraph" style:list-style-name="L5">
      <style:text-properties fo:font-size="12.000000000000000pt"/>
    </style:style>
    <style:style style:name="Bibliography_20mastersthesis" style:display-name="Bibliography mastersthesis" style:family="paragraph"/>
    <style:style style:name="Bibliography_20incollection" style:display-name="Bibliography incollection" style:family="paragraph"/>
    <style:style style:name="Bibliography_20custom3" style:display-name="Bibliography custom3" style:family="paragraph"/>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
      <text:list-level-style-bullet text:bullet-char="" text:level="1">
        <style:list-level-properties text:list-level-position-and-space-mode="label-alignment" fo:text-align="start">
          <style:list-level-label-alignment text:label-followed-by="listtab" text:list-tab-stop-position="36.00006236600pt" fo:text-indent="-18.14176371200pt" fo:margin-left="36.00006236600pt"/>
        </style:list-level-properties>
      </text:list-level-style-bullet>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prefix="" style:num-suffix="" text:start-numbering-at="document" text:footnotes-position="page"/>
    <text:notes-configuration text:note-class="endnote" text:citation-style-name="Endnote_20_Symbol" text:citation-body-style-name="Endnote_20_anchor" text:default-style-name="Endnote" text:start-value="1" style:num-prefix="" style:num-suffix=""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4.0</meta:generator>
    <dc:title/>
    <meta:initial-creator>Unknown</meta:initial-creator>
    <meta:editing-cycles>2</meta:editing-cycles>
    <dc:date>2025-04-29T16:32:34</dc:date>
    <meta:creation-date>2008-08-22T11:41:04</meta:creation-date>
    <dc:creator>Christopher Lorenzo</dc:creator>
  </office:meta>
</office:document-meta>
</file>